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12cm" fo:min-width="2.24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52cm" fo:min-width="2.53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4cm" fo:min-width="1.976cm"/>
      <style:paragraph-properties style:writing-mode="lr-tb"/>
    </style:style>
    <style:style style:name="gr4" style:family="graphic" style:parent-style-name="objectwithoutfill">
      <style:graphic-properties draw:marker-end="Arrowheads_20_41" draw:marker-end-width="0.3cm" draw:fill="none" draw:textarea-vertical-align="middle"/>
    </style:style>
    <style:style style:name="gr5" style:family="graphic" style:parent-style-name="objectwithoutfill">
      <style:graphic-properties draw:marker-end="Arrowheads_20_52" draw:marker-end-width="0.3cm" draw:fill="none" draw:textarea-vertical-align="middle"/>
    </style:style>
    <style:style style:name="gr6" style:family="graphic" style:parent-style-name="objectwithoutfill">
      <style:graphic-properties draw:marker-end="Arrowheads_20_53" draw:marker-end-width="0.3cm" draw:fill="none" draw:textarea-vertical-align="middle"/>
    </style:style>
    <style:style style:name="gr7" style:family="graphic" style:parent-style-name="objectwithoutfill">
      <style:graphic-properties draw:marker-end="Arrowheads_20_54" draw:marker-end-width="0.3cm" draw:fill="none" draw:textarea-vertical-align="middle"/>
    </style:style>
    <style:style style:name="gr8" style:family="graphic" style:parent-style-name="objectwithoutfill">
      <style:graphic-properties draw:marker-end="Arrowheads_20_55" draw:marker-end-width="0.3cm" draw:fill="none" draw:textarea-vertical-align="middle"/>
    </style:style>
    <style:style style:name="gr9" style:family="graphic" style:parent-style-name="objectwithoutfill">
      <style:graphic-properties draw:marker-end="Arrowheads_20_56" draw:marker-end-width="0.3cm" draw:fill="none" draw:textarea-vertical-align="middle"/>
    </style:style>
    <style:style style:name="gr10" style:family="graphic" style:parent-style-name="objectwithoutfill">
      <style:graphic-properties draw:marker-end="Arrowheads_20_57" draw:marker-end-width="0.3cm" draw:fill="none" draw:textarea-vertical-align="middle"/>
    </style:style>
    <style:style style:name="gr11" style:family="graphic" style:parent-style-name="objectwithoutfill">
      <style:graphic-properties draw:marker-end="Arrowheads_20_58" draw:marker-end-width="0.3cm" draw:fill="none" draw:textarea-vertical-align="middle"/>
    </style:style>
    <style:style style:name="gr12" style:family="graphic" style:parent-style-name="objectwithoutfill">
      <style:graphic-properties draw:marker-end="Arrowheads_20_59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88cm" fo:min-width="2.41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168cm" fo:min-width="3.121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72cm" fo:min-width="3.278cm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5cm" fo:min-width="6.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22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12cm" fo:min-width="2.417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01cm" fo:min-width="4.066cm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876cm" fo:min-width="3.3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06cm" fo:min-width="0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14cm" fo:min-width="5.954cm"/>
      <style:paragraph-properties style:writing-mode="lr-tb"/>
    </style:style>
    <style:style style:name="gr29" style:family="graphic" style:parent-style-name="objectwithoutfill">
      <style:graphic-properties draw:marker-end="Arrowheads_20_7" draw:marker-end-width="0.3cm" draw:fill="none" draw:textarea-vertical-align="middle"/>
    </style:style>
    <style:style style:name="gr30" style:family="graphic" style:parent-style-name="objectwithoutfill">
      <style:graphic-properties draw:marker-end="Arrowheads_20_8" draw:marker-end-width="0.3cm" draw:fill="none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988cm" fo:min-width="2.152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876cm" fo:min-width="2.3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34" style:family="graphic" style:parent-style-name="objectwithoutfill">
      <style:graphic-properties draw:marker-end="Arrowheads_20_23" draw:marker-end-width="0.3cm" draw:fill="none" draw:textarea-vertical-align="middle"/>
    </style:style>
    <style:style style:name="gr35" style:family="graphic" style:parent-style-name="objectwithoutfill">
      <style:graphic-properties draw:marker-end="Arrowheads_20_24" draw:marker-end-width="0.3cm" draw:fill="none" draw:textarea-vertical-align="middle"/>
    </style:style>
    <style:style style:name="gr36" style:family="graphic" style:parent-style-name="objectwithoutfill">
      <style:graphic-properties draw:marker-end="Arrowheads_20_25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01cm" fo:min-width="3.436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324cm" fo:min-width="4.38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168cm" fo:min-width="3.594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482cm" fo:min-width="4.066cm"/>
      <style:paragraph-properties style:writing-mode="lr-tb"/>
    </style:style>
    <style:style style:name="gr41" style:family="graphic" style:parent-style-name="objectwithoutfill">
      <style:graphic-properties draw:marker-end="Arrowheads_20_60" draw:marker-end-width="0.3cm" draw:fill="none" draw:textarea-vertical-align="middle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0.876cm" fo:min-width="2.376cm"/>
      <style:paragraph-properties style:writing-mode="lr-tb"/>
    </style:style>
    <style:style style:name="gr43" style:family="graphic" style:parent-style-name="objectwithoutfill">
      <style:graphic-properties draw:marker-end="Arrowheads_20_61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168cm" fo:min-width="4.538cm"/>
      <style:paragraph-properties style:writing-mode="lr-tb"/>
    </style:style>
    <style:style style:name="gr45" style:family="graphic" style:parent-style-name="objectwithoutfill">
      <style:graphic-properties draw:marker-end="Arrowheads_20_62" draw:marker-end-width="0.3cm" draw:fill="none" draw:textarea-vertical-align="middle"/>
    </style:style>
    <style:style style:name="gr46" style:family="graphic" style:parent-style-name="objectwithoutfill">
      <style:graphic-properties draw:marker-end="Arrowheads_20_63" draw:marker-end-width="0.3cm" draw:fill="none" draw:textarea-vertical-align="middle"/>
    </style:style>
    <style:style style:name="gr47" style:family="graphic" style:parent-style-name="objectwithoutfill">
      <style:graphic-properties draw:marker-end="Arrowheads_20_64" draw:marker-end-width="0.3cm" draw:fill="none" draw:textarea-vertical-align="middle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23cm" fo:min-width="3.511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922cm" fo:min-width="5.954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2.75cm" fo:min-width="5.688cm"/>
      <style:paragraph-properties style:writing-mode="lr-tb"/>
    </style:style>
    <style:style style:name="gr51" style:family="graphic" style:parent-style-name="objectwithoutfill">
      <style:graphic-properties draw:marker-end="Arrowheads_20_27" draw:marker-end-width="0.3cm" draw:fill="none" draw:textarea-vertical-align="middl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2.25cm" fo:min-width="5.9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5" style:family="graphic" style:parent-style-name="standard" style:list-style-name="L1">
      <style:graphic-properties draw:fill-color="#ffffff" draw:textarea-horizontal-align="justify" draw:textarea-vertical-align="middle" draw:auto-grow-height="false" fo:min-height="1.3cm" fo:min-width="2.7cm"/>
      <style:paragraph-properties style:writing-mode="lr-tb"/>
    </style:style>
    <style:style style:name="gr56" style:family="graphic" style:parent-style-name="standard" style:list-style-name="L1">
      <style:graphic-properties draw:fill-color="#ffffff" draw:textarea-horizontal-align="justify" draw:textarea-vertical-align="middle" draw:auto-grow-height="false" fo:min-height="1.35cm" fo:min-width="2.6cm"/>
      <style:paragraph-properties style:writing-mode="lr-tb"/>
    </style:style>
    <style:style style:name="gr57" style:family="graphic" style:parent-style-name="objectwithoutfill">
      <style:graphic-properties draw:marker-end="Arrowheads_20_65" draw:marker-end-width="0.3cm" draw:fill="none" draw:textarea-vertical-align="middle"/>
    </style:style>
    <style:style style:name="gr58" style:family="graphic" style:parent-style-name="objectwithoutfill">
      <style:graphic-properties draw:marker-end="Arrowheads_20_66" draw:marker-end-width="0.3cm" draw:fill="none" draw:textarea-vertical-align="middle"/>
    </style:style>
    <style:style style:name="gr59" style:family="graphic" style:parent-style-name="objectwithoutfill">
      <style:graphic-properties draw:marker-end="Arrowheads_20_67" draw:marker-end-width="0.3cm" draw:fill="none" draw:textarea-vertical-align="middle"/>
    </style:style>
    <style:style style:name="gr60" style:family="graphic" style:parent-style-name="objectwithoutfill">
      <style:graphic-properties draw:marker-end="Arrowheads_20_68" draw:marker-end-width="0.3cm" draw:fill="none" draw:textarea-vertical-align="middle"/>
    </style:style>
    <style:style style:name="gr61" style:family="graphic" style:parent-style-name="objectwithoutfill">
      <style:graphic-properties draw:marker-end="Arrowheads_20_69" draw:marker-end-width="0.3cm" draw:fill="none" draw:textarea-vertical-align="middle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1.01cm" fo:min-width="3.511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978cm" fo:min-width="2.24cm"/>
      <style:paragraph-properties style:writing-mode="lr-tb"/>
    </style:style>
    <style:style style:name="gr64" style:family="graphic" style:parent-style-name="standard" style:list-style-name="L1">
      <style:graphic-properties draw:fill-color="#ffffff" draw:textarea-horizontal-align="justify" draw:textarea-vertical-align="middle" draw:auto-grow-height="false" fo:min-height="0.7cm" fo:min-width="4.25cm"/>
      <style:paragraph-properties style:writing-mode="lr-tb"/>
    </style:style>
    <style:style style:name="gr65" style:family="graphic" style:parent-style-name="objectwithoutfill">
      <style:graphic-properties draw:marker-end="Arrowheads_20_70" draw:marker-end-width="0.3cm" draw:fill="none" draw:textarea-vertical-align="middle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cm" fo:min-width="4.376cm"/>
      <style:paragraph-properties style:writing-mode="lr-tb"/>
    </style:style>
    <style:style style:name="gr67" style:family="graphic" style:parent-style-name="objectwithoutfill">
      <style:graphic-properties draw:marker-end="Arrowheads_20_72" draw:marker-end-width="0.3cm" draw:fill="none" draw:textarea-vertical-align="middle"/>
    </style:style>
    <style:style style:name="gr68" style:family="graphic" style:parent-style-name="objectwithoutfill">
      <style:graphic-properties draw:marker-end="Arrowheads_20_73" draw:marker-end-width="0.3cm" draw:fill="none" draw:textarea-vertical-align="middle"/>
    </style:style>
    <style:style style:name="gr69" style:family="graphic" style:parent-style-name="objectwithoutfill">
      <style:graphic-properties draw:marker-end="Arrowheads_20_74" draw:marker-end-width="0.3cm" draw:fill="none" draw:textarea-vertical-align="middle"/>
    </style:style>
    <style:style style:name="gr70" style:family="graphic" style:parent-style-name="objectwithoutfill">
      <style:graphic-properties draw:marker-end="Arrowheads_20_75" draw:marker-end-width="0.3cm" draw:fill="none" draw:textarea-vertical-align="middle"/>
    </style:style>
    <style:style style:name="gr71" style:family="graphic" style:parent-style-name="objectwithoutfill">
      <style:graphic-properties draw:marker-end="Arrowheads_20_76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1.01cm" fo:min-width="2.806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876cm" fo:min-width="3.476cm"/>
      <style:paragraph-properties style:writing-mode="lr-tb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95cm" fo:min-width="3.25cm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1.702cm" fo:min-width="3.656cm"/>
      <style:paragraph-properties style:writing-mode="lr-tb"/>
    </style:style>
    <style:style style:name="gr77" style:family="graphic" style:parent-style-name="objectwithoutfill">
      <style:graphic-properties draw:marker-end="Arrowheads_20_35" draw:marker-end-width="0.3cm" draw:fill="none" draw:textarea-vertical-align="middle"/>
    </style:style>
    <style:style style:name="gr78" style:family="graphic" style:parent-style-name="objectwithoutfill">
      <style:graphic-properties draw:marker-end="Arrowheads_20_36" draw:marker-end-width="0.3cm" draw:fill="none" draw:textarea-vertical-align="middle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1.168cm" fo:min-width="5.168cm"/>
      <style:paragraph-properties style:writing-mode="lr-tb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696cm" fo:min-width="2.964cm"/>
      <style:paragraph-properties style:writing-mode="lr-tb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1.176cm" fo:min-width="2.926cm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1.01cm" fo:min-width="3.53cm"/>
      <style:paragraph-properties style:writing-mode="lr-tb"/>
    </style:style>
    <style:style style:name="gr83" style:family="graphic" style:parent-style-name="objectwithoutfill">
      <style:graphic-properties draw:marker-end="Arrowheads_20_38" draw:marker-end-width="0.3cm" draw:fill="none" draw:textarea-vertical-align="middle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1.176cm" fo:min-width="3.126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1.01cm" fo:min-width="3.72cm"/>
      <style:paragraph-properties style:writing-mode="lr-tb"/>
    </style:style>
    <style:style style:name="gr86" style:family="graphic" style:parent-style-name="objectwithoutfill">
      <style:graphic-properties draw:marker-end="Arrowheads_20_77" draw:marker-end-width="0.3cm" draw:fill="none" draw:textarea-vertical-align="middle"/>
    </style:style>
    <style:style style:name="gr87" style:family="graphic" style:parent-style-name="objectwithoutfill">
      <style:graphic-properties draw:marker-end="Arrowheads_20_78" draw:marker-end-width="0.3cm" draw:fill="none" draw:textarea-vertical-align="middle"/>
    </style:style>
    <style:style style:name="gr88" style:family="graphic" style:parent-style-name="objectwithoutfill">
      <style:graphic-properties draw:marker-end="Arrowheads_20_79" draw:marker-end-width="0.3cm" draw:fill="none" draw:textarea-vertical-align="middle"/>
    </style:style>
    <style:style style:name="gr89" style:family="graphic" style:parent-style-name="objectwithoutfill">
      <style:graphic-properties draw:marker-end="Arrowheads_20_81" draw:marker-end-width="0.3cm" draw:fill="none" draw:textarea-vertical-align="middle"/>
    </style:style>
    <style:style style:name="gr90" style:family="graphic" style:parent-style-name="objectwithoutfill">
      <style:graphic-properties draw:marker-end="Arrowheads_20_82" draw:marker-end-width="0.3cm" draw:fill="none" draw:textarea-vertical-align="middle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1.2cm" fo:min-width="3.75cm"/>
      <style:paragraph-properties style:writing-mode="lr-tb"/>
    </style:style>
    <style:style style:name="gr92" style:family="graphic" style:parent-style-name="standard">
      <style:graphic-properties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93" style:family="graphic" style:parent-style-name="objectwithoutfill">
      <style:graphic-properties draw:marker-end="Arrowheads_20_83" draw:marker-end-width="0.3cm" draw:fill="none" draw:textarea-vertical-align="middle"/>
    </style:style>
    <style:style style:name="gr94" style:family="graphic" style:parent-style-name="objectwithoutfill">
      <style:graphic-properties draw:marker-end="Arrowheads_20_8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75cm" svg:height="1.5cm" svg:x="7.925cm" svg:y="1.3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825cm" svg:height="1.75cm" svg:x="7.45cm" svg:y="3.5cm">
          <text:p text:style-name="P1">Ввод:</text:p>
          <text:p text:style-name="P1">a=5, b=6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9" draw:id="id9" draw:layer="layout" svg:width="3.5cm" svg:height="1.8cm" svg:x="8.112cm" svg:y="24.4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63cm" svg:y1="2.9cm" svg:x2="9.863cm" svg:y2="3.5cm" draw:end-shape="id1" draw:end-glue-point="5" svg:d="M9863 2900v600" svg:viewBox="0 0 1 601">
          <text:p/>
        </draw:connector>
        <draw:custom-shape draw:style-name="gr2" draw:text-style-name="P2" xml:id="id2" draw:id="id2" draw:layer="layout" svg:width="4.825cm" svg:height="1.75cm" svg:x="7.45cm" svg:y="5.95cm">
          <text:p text:style-name="P1">Вывод:</text:p>
          <text:p text:style-name="P4">a &amp; b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3" draw:id="id3" draw:layer="layout" svg:width="4.825cm" svg:height="1.75cm" svg:x="7.45cm" svg:y="8.65cm">
          <text:p text:style-name="P1">Вывод:</text:p>
          <text:p text:style-name="P4">a | b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4" draw:id="id4" draw:layer="layout" svg:width="4.825cm" svg:height="1.75cm" svg:x="7.45cm" svg:y="11.25cm">
          <text:p text:style-name="P1">Вывод:</text:p>
          <text:p text:style-name="P4">a ^ b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5" draw:id="id5" draw:layer="layout" svg:width="4.825cm" svg:height="1.75cm" svg:x="7.45cm" svg:y="14cm">
          <text:p text:style-name="P1">Вывод:</text:p>
          <text:p text:style-name="P4">~a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6" draw:id="id6" draw:layer="layout" svg:width="4.825cm" svg:height="1.75cm" svg:x="7.45cm" svg:y="16.7cm">
          <text:p text:style-name="P1">Вывод:</text:p>
          <text:p text:style-name="P4">~b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7" draw:id="id7" draw:layer="layout" svg:width="4.825cm" svg:height="1.75cm" svg:x="7.45cm" svg:y="19.2cm">
          <text:p text:style-name="P1">Вывод:</text:p>
          <text:p text:style-name="P4">a&gt;&gt;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8" draw:id="id8" draw:layer="layout" svg:width="4.825cm" svg:height="1.75cm" svg:x="7.45cm" svg:y="21.85cm">
          <text:p text:style-name="P1">Вывод:</text:p>
          <text:p text:style-name="P4">a&lt;&lt;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9.863cm" svg:y1="5.25cm" svg:x2="9.863cm" svg:y2="5.95cm" draw:start-shape="id1" draw:start-glue-point="8" draw:end-shape="id2" draw:end-glue-point="5" svg:d="M9863 5250v700" svg:viewBox="0 0 1 701">
          <text:p/>
        </draw:connector>
        <draw:connector draw:style-name="gr6" draw:text-style-name="P3" draw:layer="layout" draw:type="line" svg:x1="9.863cm" svg:y1="7.7cm" svg:x2="9.863cm" svg:y2="8.65cm" draw:start-shape="id2" draw:start-glue-point="8" draw:end-shape="id3" draw:end-glue-point="5" svg:d="M9863 7700v950" svg:viewBox="0 0 1 951">
          <text:p/>
        </draw:connector>
        <draw:connector draw:style-name="gr7" draw:text-style-name="P3" draw:layer="layout" draw:type="line" svg:x1="9.863cm" svg:y1="10.4cm" svg:x2="9.863cm" svg:y2="11.25cm" draw:start-shape="id3" draw:start-glue-point="8" draw:end-shape="id4" draw:end-glue-point="5" svg:d="M9863 10400v850" svg:viewBox="0 0 1 851">
          <text:p/>
        </draw:connector>
        <draw:connector draw:style-name="gr8" draw:text-style-name="P3" draw:layer="layout" draw:type="line" svg:x1="9.863cm" svg:y1="13cm" svg:x2="9.863cm" svg:y2="14cm" draw:start-shape="id4" draw:start-glue-point="8" draw:end-shape="id5" draw:end-glue-point="5" svg:d="M9863 13000v1000" svg:viewBox="0 0 1 1001">
          <text:p/>
        </draw:connector>
        <draw:connector draw:style-name="gr9" draw:text-style-name="P3" draw:layer="layout" draw:type="line" svg:x1="9.863cm" svg:y1="15.75cm" svg:x2="9.863cm" svg:y2="16.7cm" draw:start-shape="id5" draw:start-glue-point="8" draw:end-shape="id6" draw:end-glue-point="5" svg:d="M9863 15750v950" svg:viewBox="0 0 1 951">
          <text:p/>
        </draw:connector>
        <draw:connector draw:style-name="gr10" draw:text-style-name="P3" draw:layer="layout" draw:type="line" svg:x1="9.863cm" svg:y1="18.45cm" svg:x2="9.863cm" svg:y2="19.2cm" draw:start-shape="id6" draw:start-glue-point="8" draw:end-shape="id7" draw:end-glue-point="5" svg:d="M9863 18450v750" svg:viewBox="0 0 1 751">
          <text:p/>
        </draw:connector>
        <draw:connector draw:style-name="gr11" draw:text-style-name="P3" draw:layer="layout" draw:type="line" svg:x1="9.863cm" svg:y1="20.95cm" svg:x2="9.863cm" svg:y2="21.85cm" draw:start-shape="id7" draw:start-glue-point="8" draw:end-shape="id8" draw:end-glue-point="5" svg:d="M9863 20950v900" svg:viewBox="0 0 1 901">
          <text:p/>
        </draw:connector>
        <draw:connector draw:style-name="gr12" draw:text-style-name="P3" draw:layer="layout" draw:type="line" svg:x1="9.863cm" svg:y1="23.6cm" svg:x2="9.862cm" svg:y2="24.45cm" draw:start-shape="id8" draw:start-glue-point="8" draw:end-shape="id9" draw:end-glue-point="4" svg:d="M9863 23600l-1 850" svg:viewBox="0 0 2 851">
          <text:p/>
        </draw:connector>
      </draw:page>
      <draw:page draw:name="page2" draw:style-name="dp1" draw:master-page-name="Default">
        <draw:g>
          <draw:custom-shape draw:style-name="gr13" draw:text-style-name="P2" xml:id="id10" draw:id="id10" draw:layer="layout" svg:width="4.125cm" svg:height="1.75cm" svg:x="10.313cm" svg:y="0.95cm">
            <text:p text:style-name="P1">Начало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xml:id="id11" draw:id="id11" draw:layer="layout" svg:width="5.75cm" svg:height="2.25cm" svg:x="9.5cm" svg:y="3.5cm">
            <text:p text:style-name="P1">Ввод</text:p>
            <text:p text:style-name="P1">(x1, y1),</text:p>
            <text:p text:style-name="P1">(x2, y2)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2" xml:id="id14" draw:id="id14" draw:layer="layout" svg:width="6cm" svg:height="2.1cm" svg:x="9.375cm" svg:y="10.9cm">
            <text:p text:style-name="P1">Вывод:</text:p>
            <text:p text:style-name="P1">k, <text:s/>b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16" draw:text-style-name="P3" draw:layer="layout" draw:type="line" svg:x1="12.376cm" svg:y1="2.7cm" svg:x2="12.375cm" svg:y2="3.5cm" draw:start-shape="id10" draw:start-glue-point="8" draw:end-shape="id11" draw:end-glue-point="5" svg:d="M12376 2700l-1 800" svg:viewBox="0 0 2 801">
            <text:p/>
          </draw:connector>
          <draw:connector draw:style-name="gr17" draw:text-style-name="P3" draw:layer="layout" draw:type="line" svg:x1="12.375cm" svg:y1="5.75cm" svg:x2="12.375cm" svg:y2="6.65cm" draw:start-shape="id11" draw:start-glue-point="8" draw:end-shape="id12" draw:end-glue-point="0" svg:d="M12375 5750v900" svg:viewBox="0 0 1 901">
            <text:p/>
          </draw:connector>
          <draw:connector draw:style-name="gr18" draw:text-style-name="P3" draw:layer="layout" draw:type="line" svg:x1="12.375cm" svg:y1="9.9cm" svg:x2="12.375cm" svg:y2="10.9cm" draw:start-shape="id13" draw:start-glue-point="2" draw:end-shape="id14" draw:end-glue-point="5" svg:d="M12375 9900v1000" svg:viewBox="0 0 1 1001">
            <text:p/>
          </draw:connector>
          <draw:custom-shape draw:style-name="gr3" draw:text-style-name="P2" xml:id="id15" draw:id="id15" draw:layer="layout" svg:width="3.5cm" svg:height="1.8cm" svg:x="10.625cm" svg:y="14cm">
            <text:p text:style-name="P1">Конец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xml:id="id13" draw:id="id13" draw:layer="layout" svg:width="7cm" svg:height="1cm" svg:x="8.875cm" svg:y="8.9cm">
            <text:p text:style-name="P1">b = y1 - k * x1</text:p>
            <draw:enhanced-geometry svg:viewBox="0 0 21600 21600" draw:type="rectangle" draw:enhanced-path="M 0 0 L 21600 0 21600 21600 0 21600 0 0 Z N"/>
          </draw:custom-shape>
          <draw:custom-shape draw:style-name="gr20" draw:text-style-name="P2" xml:id="id12" draw:id="id12" draw:layer="layout" svg:width="7.25cm" svg:height="1.5cm" svg:x="8.75cm" svg:y="6.65cm">
            <text:p text:style-name="P1">k = (y1 - y2) / (x1 - x2)</text:p>
            <draw:enhanced-geometry svg:viewBox="0 0 21600 21600" draw:type="rectangle" draw:enhanced-path="M 0 0 L 21600 0 21600 21600 0 21600 0 0 Z N"/>
          </draw:custom-shape>
          <draw:connector draw:style-name="gr21" draw:text-style-name="P3" draw:layer="controls" draw:type="line" svg:x1="12.375cm" svg:y1="8.15cm" svg:x2="12.375cm" svg:y2="8.9cm" draw:start-shape="id12" draw:start-glue-point="2" draw:end-shape="id13" draw:end-glue-point="0" svg:d="M12375 8150v750" svg:viewBox="0 0 1 751">
            <text:p/>
          </draw:connector>
          <draw:connector draw:style-name="gr22" draw:text-style-name="P3" draw:layer="controls" draw:type="line" svg:x1="12.375cm" svg:y1="13cm" svg:x2="12.375cm" svg:y2="14cm" draw:start-shape="id14" draw:start-glue-point="8" draw:end-shape="id15" draw:end-glue-point="4" svg:d="M12375 13000v1000" svg:viewBox="0 0 1 1001">
            <text:p/>
          </draw:connector>
        </draw:g>
      </draw:page>
      <draw:page draw:name="page3" draw:style-name="dp1" draw:master-page-name="Default">
        <draw:custom-shape draw:style-name="gr23" draw:text-style-name="P2" xml:id="id19" draw:id="id19" draw:layer="controls" svg:width="4.125cm" svg:height="1.5cm" svg:x="10.588cm" svg:y="1.1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25" draw:id="id25" draw:layer="controls" svg:width="7.25cm" svg:height="2cm" svg:x="9.025cm" svg:y="6.95cm">
          <text:p text:style-name="P1">Ввод: вариант</text:p>
          <text:p text:style-name="P1">choice: str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5" xml:id="id16" draw:id="id16" draw:layer="controls" svg:width="7.75cm" svg:height="2.25cm" svg:x="8.725cm" svg:y="10.2cm">
          <text:p text:style-name="P4">choice ==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1.513cm" svg:height="1cm" svg:x="14.212cm" svg:y="9.45cm">
          <draw:text-box draw:corner-radius="6.5cm">
            <text:p text:style-name="P6">Да</text:p>
          </draw:text-box>
        </draw:frame>
        <draw:frame draw:style-name="gr27" draw:text-style-name="P7" draw:layer="controls" svg:width="2cm" svg:height="1.356cm" svg:x="9.475cm" svg:y="9.344cm">
          <draw:text-box>
            <text:p text:style-name="P6">Нет</text:p>
          </draw:text-box>
        </draw:frame>
        <draw:custom-shape draw:style-name="gr28" draw:text-style-name="P2" xml:id="id24" draw:id="id24" draw:layer="controls" svg:width="10.25cm" svg:height="2.8cm" svg:x="8.95cm" svg:y="22.25cm">
          <text:p text:style-name="P1">Вывод:</text:p>
          <text:p text:style-name="P1">Случайного числа/символа из диапазона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3" draw:layer="controls" svg:x1="16.475cm" svg:y1="11.325cm" svg:x2="16.875cm" svg:y2="12.65cm" draw:start-shape="id16" draw:start-glue-point="7" draw:end-shape="id17" draw:end-glue-point="5" svg:d="M16475 11325h400v1325" svg:viewBox="0 0 401 1326">
          <text:p/>
        </draw:connector>
        <draw:connector draw:style-name="gr30" draw:text-style-name="P3" draw:layer="controls" svg:x1="8.725cm" svg:y1="11.325cm" svg:x2="8.623cm" svg:y2="12.5cm" draw:start-shape="id16" draw:start-glue-point="5" draw:end-shape="id18" draw:end-glue-point="4" svg:d="M8725 11325h-102v1175" svg:viewBox="0 0 103 1176">
          <text:p/>
        </draw:connector>
        <draw:connector draw:style-name="gr16" draw:text-style-name="P3" draw:layer="controls" draw:type="line" svg:x1="12.651cm" svg:y1="2.65cm" svg:x2="12.65cm" svg:y2="3.4cm" draw:start-shape="id19" draw:start-glue-point="8" draw:end-shape="id20" draw:end-glue-point="5" svg:d="M12651 2650l-1 750" svg:viewBox="0 0 2 751">
          <text:p/>
        </draw:connector>
        <draw:custom-shape draw:style-name="gr31" draw:text-style-name="P2" xml:id="id27" draw:id="id27" draw:layer="controls" svg:width="3.75cm" svg:height="1.75cm" svg:x="10.45cm" svg:y="26.5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8" draw:id="id18" draw:layer="controls" svg:width="5.75cm" svg:height="2.25cm" svg:x="5.748cm" svg:y="12.5cm">
          <text:p text:style-name="P4">choice ==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7" draw:layer="controls" svg:width="1.832cm" svg:height="0.962cm" svg:x="5.198cm" svg:y="12cm">
          <draw:text-box>
            <text:p text:style-name="P6">Нет</text:p>
          </draw:text-box>
        </draw:frame>
        <draw:frame draw:style-name="gr26" draw:text-style-name="P7" draw:layer="controls" svg:width="2cm" svg:height="1cm" svg:x="10.048cm" svg:y="12.2cm">
          <draw:text-box draw:corner-radius="6.5cm">
            <text:p text:style-name="P6">Да</text:p>
          </draw:text-box>
        </draw:frame>
        <draw:connector draw:style-name="gr29" draw:text-style-name="P3" draw:layer="controls" svg:x1="11.498cm" svg:y1="13.625cm" svg:x2="12.375cm" svg:y2="15.55cm" draw:start-shape="id18" draw:start-glue-point="7" draw:end-shape="id21" draw:end-glue-point="5" svg:d="M11498 13625h877v1925" svg:viewBox="0 0 878 1926">
          <text:p/>
        </draw:connector>
        <draw:connector draw:style-name="gr29" draw:text-style-name="P3" draw:layer="controls" svg:x1="5.748cm" svg:y1="13.625cm" svg:x2="4.375cm" svg:y2="14.5cm" draw:start-shape="id18" draw:start-glue-point="5" draw:end-shape="id22" draw:end-glue-point="4" svg:d="M5748 13625h-1373v875" svg:viewBox="0 0 1374 876">
          <text:p/>
        </draw:connector>
        <draw:connector draw:style-name="gr34" draw:text-style-name="P3" draw:layer="controls" svg:x1="7.75cm" svg:y1="20.75cm" svg:x2="14.075cm" svg:y2="22.25cm" draw:start-shape="id23" draw:start-glue-point="8" draw:end-shape="id24" draw:end-glue-point="5" svg:d="M7750 20750v751h6325v749" svg:viewBox="0 0 6326 1501">
          <text:p/>
        </draw:connector>
        <draw:connector draw:style-name="gr35" draw:text-style-name="P3" draw:layer="controls" draw:line-skew="-0.151cm" svg:x1="12.375cm" svg:y1="18.05cm" svg:x2="14.075cm" svg:y2="22.25cm" draw:start-shape="id21" draw:start-glue-point="8" draw:end-shape="id24" draw:end-glue-point="5" svg:d="M12375 18050v1950h1700v2250" svg:viewBox="0 0 1701 4201">
          <text:p/>
        </draw:connector>
        <draw:connector draw:style-name="gr36" draw:text-style-name="P3" draw:layer="controls" draw:line-skew="1.544cm" svg:x1="16.875cm" svg:y1="14.65cm" svg:x2="14.075cm" svg:y2="22.25cm" draw:start-shape="id17" draw:start-glue-point="8" draw:end-shape="id24" draw:end-glue-point="5" svg:d="M16875 14650v5350h-2800v2250" svg:viewBox="0 0 2801 7601">
          <text:p/>
        </draw:connector>
        <draw:connector draw:style-name="gr16" draw:text-style-name="P3" draw:layer="controls" draw:type="line" svg:x1="12.65cm" svg:y1="8.95cm" svg:x2="12.6cm" svg:y2="10.2cm" draw:start-shape="id25" draw:start-glue-point="8" draw:end-shape="id16" draw:end-glue-point="4" svg:d="M12650 8950l-50 1250" svg:viewBox="0 0 51 1251">
          <text:p/>
        </draw:connector>
        <draw:custom-shape draw:style-name="gr37" draw:text-style-name="P2" xml:id="id17" draw:id="id17" draw:layer="controls" svg:width="6.25cm" svg:height="2cm" svg:x="13.75cm" svg:y="12.65cm">
          <text:p text:style-name="P1">Ввод: диапазон</text:p>
          <text:p text:style-name="P1">a: int, b: in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2" xml:id="id21" draw:id="id21" draw:layer="controls" svg:width="7.75cm" svg:height="2.5cm" svg:x="8.5cm" svg:y="15.55cm">
          <text:p text:style-name="P1">Ввод: диапазон</text:p>
          <text:p text:style-name="P1">a: float, b: floa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" xml:id="id23" draw:id="id23" draw:layer="controls" svg:width="6.5cm" svg:height="2.25cm" svg:x="4.5cm" svg:y="18.5cm">
          <text:p text:style-name="P1">Ввод: диапазон</text:p>
          <text:p text:style-name="P1">a: str, b: str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2" xml:id="id20" draw:id="id20" draw:layer="controls" svg:width="7.25cm" svg:height="2.75cm" svg:x="9.025cm" svg:y="3.4cm">
          <text:p text:style-name="P1">Вывод:</text:p>
          <text:p text:style-name="P1">описание вариантов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1" draw:text-style-name="P3" draw:layer="layout" draw:type="line" svg:x1="12.65cm" svg:y1="6.15cm" svg:x2="12.65cm" svg:y2="6.95cm" draw:start-shape="id20" draw:start-glue-point="8" draw:end-shape="id25" draw:end-glue-point="5" svg:d="M12650 6150v800" svg:viewBox="0 0 1 801">
          <text:p/>
        </draw:connector>
        <draw:custom-shape draw:style-name="gr42" draw:text-style-name="P5" xml:id="id22" draw:id="id22" draw:layer="controls" svg:width="5.75cm" svg:height="2.25cm" svg:x="1.5cm" svg:y="14.5cm">
          <text:p text:style-name="P4">сhoice == с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2cm" svg:height="1cm" svg:x="5.5cm" svg:y="14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1.6cm" svg:y="13.85cm">
          <draw:text-box>
            <text:p text:style-name="P6">Нет</text:p>
          </draw:text-box>
        </draw:frame>
        <draw:connector draw:style-name="gr43" draw:text-style-name="P3" draw:layer="layout" svg:x1="7.25cm" svg:y1="15.625cm" svg:x2="7.75cm" svg:y2="18.5cm" draw:start-shape="id22" draw:start-glue-point="7" draw:end-shape="id23" draw:end-glue-point="5" svg:d="M7250 15625h502v2001h-2v874" svg:viewBox="0 0 503 2876">
          <text:p/>
        </draw:connector>
        <draw:custom-shape draw:style-name="gr44" draw:text-style-name="P2" xml:id="id26" draw:id="id26" draw:layer="controls" svg:width="8cm" svg:height="2.25cm" svg:x="1.45cm" svg:y="22.95cm">
          <text:p text:style-name="P1">Вывод:</text:p>
          <text:p text:style-name="P1">Неправильный ввод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5" draw:text-style-name="P3" draw:layer="layout" draw:line-skew="0cm 1.899cm" svg:x1="1.5cm" svg:y1="15.625cm" svg:x2="5.45cm" svg:y2="22.95cm" draw:start-shape="id22" draw:start-glue-point="5" draw:end-shape="id26" draw:end-glue-point="5" svg:d="M1500 15625h-501v6125h4451v1200" svg:viewBox="0 0 4452 7326">
          <text:p/>
        </draw:connector>
        <draw:connector draw:style-name="gr46" draw:text-style-name="P3" draw:layer="layout" draw:line-skew="0.124cm" svg:x1="5.45cm" svg:y1="25.2cm" svg:x2="12.325cm" svg:y2="26.55cm" draw:start-shape="id26" draw:start-glue-point="8" draw:end-shape="id27" draw:end-glue-point="4" svg:d="M5450 25200v800h6875v550" svg:viewBox="0 0 6876 1351">
          <text:p/>
        </draw:connector>
        <draw:connector draw:style-name="gr47" draw:text-style-name="P3" draw:layer="layout" draw:line-skew="0.199cm" svg:x1="14.075cm" svg:y1="25.05cm" svg:x2="12.325cm" svg:y2="26.55cm" draw:start-shape="id24" draw:start-glue-point="8" draw:end-shape="id27" draw:end-glue-point="4" svg:d="M14075 25050v956h-1750v544" svg:viewBox="0 0 1751 1501">
          <text:p/>
        </draw:connector>
      </draw:page>
      <draw:page draw:name="page4" draw:style-name="dp1" draw:master-page-name="Default">
        <draw:custom-shape draw:style-name="gr23" draw:text-style-name="P2" xml:id="id28" draw:id="id28" draw:layer="controls" svg:width="4.125cm" svg:height="1.5cm" svg:x="8.453cm" svg:y="1.4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29" draw:id="id29" draw:layer="controls" svg:width="6.369cm" svg:height="2.35cm" svg:x="7.331cm" svg:y="3.4cm">
          <text:p text:style-name="P1">Ввод</text:p>
          <text:p text:style-name="P1">a: str, b: str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2" xml:id="id34" draw:id="id34" draw:layer="controls" svg:width="10.25cm" svg:height="3.45cm" svg:x="4.9cm" svg:y="19.45cm">
          <text:p text:style-name="P1">Вывод:</text:p>
          <text:p text:style-name="P1">num_a - (firstchr - 1), </text:p>
          <text:p text:style-name="P1">num_b - (firstchr - 1)</text:p>
          <text:p text:style-name="P1">|a - b|-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" draw:layer="controls" draw:type="line" svg:x1="10.516cm" svg:y1="2.9cm" svg:x2="10.516cm" svg:y2="3.4cm" draw:start-shape="id28" draw:start-glue-point="8" draw:end-shape="id29" draw:end-glue-point="5" svg:d="M10516 2900v500" svg:viewBox="0 0 1 501">
          <text:p/>
        </draw:connector>
        <draw:custom-shape draw:style-name="gr31" draw:text-style-name="P2" xml:id="id35" draw:id="id35" draw:layer="controls" svg:width="3.75cm" svg:height="1.75cm" svg:x="8.14cm" svg:y="24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30" draw:id="id30" draw:layer="controls" svg:width="6.188cm" svg:height="3cm" svg:x="7.421cm" svg:y="6.5cm">
          <text:p text:style-name="P1">Определить номер в алфавите для</text:p>
          <text:p text:style-name="P1"><text:s/>a и b через ASCII</text:p>
          <draw:enhanced-geometry svg:viewBox="0 0 21600 21600" draw:type="rectangle" draw:enhanced-path="M 0 0 L 21600 0 21600 21600 0 21600 0 0 Z N"/>
        </draw:custom-shape>
        <draw:connector draw:style-name="gr51" draw:text-style-name="P3" draw:layer="controls" draw:type="line" svg:x1="10.516cm" svg:y1="5.75cm" svg:x2="10.515cm" svg:y2="6.5cm" draw:start-shape="id29" draw:start-glue-point="8" draw:end-shape="id30" svg:d="M10516 5750l-1 750" svg:viewBox="0 0 2 751">
          <text:p/>
        </draw:connector>
        <draw:connector draw:style-name="gr51" draw:text-style-name="P3" draw:layer="controls" draw:type="line" svg:x1="10.515cm" svg:y1="9.5cm" svg:x2="10.5cm" svg:y2="10.25cm" draw:start-shape="id30" draw:start-glue-point="2" draw:end-shape="id31" draw:end-glue-point="4" svg:d="M10515 9500l-15 750" svg:viewBox="0 0 16 751">
          <text:p/>
        </draw:connector>
        <draw:custom-shape draw:style-name="gr52" draw:text-style-name="P8" xml:id="id31" draw:id="id31" draw:layer="layout" svg:width="12.9cm" svg:height="5cm" svg:x="4.05cm" svg:y="10.25cm">
          <text:p text:style-name="P6">Номер в ASCII таблице</text:p>
          <text:p text:style-name="P6">(96&lt;num_a&lt;123) &amp; (96&lt;num_ b&lt; 12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9" draw:layer="layout" svg:width="1.5cm" svg:height="1cm" svg:x="13cm" svg:y="10.35cm">
          <draw:text-box>
            <text:p>Да</text:p>
          </draw:text-box>
        </draw:frame>
        <draw:frame draw:style-name="gr54" draw:text-style-name="P9" draw:layer="layout" svg:width="1.582cm" svg:height="0.962cm" svg:x="6.15cm" svg:y="10.25cm">
          <draw:text-box>
            <text:p>Нет</text:p>
          </draw:text-box>
        </draw:frame>
        <draw:custom-shape draw:style-name="gr55" draw:text-style-name="P5" xml:id="id33" draw:id="id33" draw:layer="layout" svg:width="3.2cm" svg:height="1.55cm" svg:x="16.05cm" svg:y="13.95cm">
          <text:p text:style-name="P4">firstchr = 97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xml:id="id32" draw:id="id32" draw:layer="layout" svg:width="3.1cm" svg:height="1.6cm" svg:x="1.65cm" svg:y="13.9cm">
          <text:p text:style-name="P4">firstchr = 107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3" draw:layer="layout" svg:x1="4.05cm" svg:y1="12.75cm" svg:x2="3.2cm" svg:y2="13.9cm" draw:start-shape="id31" draw:start-glue-point="5" draw:end-shape="id32" draw:end-glue-point="0" svg:d="M4050 12750h-850v1150" svg:viewBox="0 0 851 1151">
          <text:p/>
        </draw:connector>
        <draw:connector draw:style-name="gr58" draw:text-style-name="P3" draw:layer="layout" svg:x1="16.95cm" svg:y1="12.75cm" svg:x2="17.65cm" svg:y2="13.95cm" draw:start-shape="id31" draw:start-glue-point="7" draw:end-shape="id33" draw:end-glue-point="0" svg:d="M16950 12750h700v1200" svg:viewBox="0 0 701 1201">
          <text:p/>
        </draw:connector>
        <draw:connector draw:style-name="gr59" draw:text-style-name="P3" draw:layer="layout" svg:x1="17.65cm" svg:y1="15.5cm" svg:x2="10.025cm" svg:y2="19.45cm" draw:start-shape="id33" draw:start-glue-point="2" draw:end-shape="id34" draw:end-glue-point="5" svg:d="M17650 15500v1975h-7625v1975" svg:viewBox="0 0 7626 3951">
          <text:p/>
        </draw:connector>
        <draw:connector draw:style-name="gr60" draw:text-style-name="P3" draw:layer="layout" draw:line-skew="0.025cm" svg:x1="3.2cm" svg:y1="15.5cm" svg:x2="10.025cm" svg:y2="19.45cm" draw:start-shape="id32" draw:start-glue-point="2" draw:end-shape="id34" draw:end-glue-point="5" svg:d="M3200 15500v2000h6825v1950" svg:viewBox="0 0 6826 3951">
          <text:p/>
        </draw:connector>
        <draw:connector draw:style-name="gr61" draw:text-style-name="P3" draw:layer="layout" draw:type="line" svg:x1="10.025cm" svg:y1="22.9cm" svg:x2="10.015cm" svg:y2="24cm" draw:start-shape="id34" draw:start-glue-point="8" draw:end-shape="id35" svg:d="M10025 22900l-10 1100" svg:viewBox="0 0 11 1101">
          <text:p/>
        </draw:connector>
      </draw:page>
      <draw:page draw:name="page5" draw:style-name="dp1" draw:master-page-name="Default">
        <draw:custom-shape draw:style-name="gr23" draw:text-style-name="P2" xml:id="id36" draw:id="id36" draw:layer="controls" svg:width="4.125cm" svg:height="1.5cm" svg:x="8.888cm" svg:y="1.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xml:id="id37" draw:id="id37" draw:layer="controls" svg:width="6.369cm" svg:height="2cm" svg:x="7.766cm" svg:y="4cm">
          <text:p text:style-name="P1">Ввод</text:p>
          <text:p text:style-name="P1">num_a: in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3" draw:text-style-name="P2" xml:id="id42" draw:id="id42" draw:layer="controls" svg:width="4.35cm" svg:height="1.95cm" svg:x="14.3cm" svg:y="16.1cm">
          <text:p text:style-name="P1">Вывод:</text:p>
          <text:p text:style-name="P4">chr_a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" draw:layer="controls" draw:type="line" svg:x1="10.951cm" svg:y1="3cm" svg:x2="10.951cm" svg:y2="4cm" draw:start-shape="id36" draw:start-glue-point="8" draw:end-shape="id37" draw:end-glue-point="5" svg:d="M10951 3000v1000" svg:viewBox="0 0 1 1001">
          <text:p/>
        </draw:connector>
        <draw:custom-shape draw:style-name="gr31" draw:text-style-name="P2" xml:id="id43" draw:id="id43" draw:layer="controls" svg:width="3.75cm" svg:height="1.75cm" svg:x="9.075cm" svg:y="19.6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39" draw:id="id39" draw:layer="controls" svg:width="6.188cm" svg:height="3cm" svg:x="7.856cm" svg:y="9cm">
          <text:p text:style-name="P1">Определить букву через ASCII</text:p>
          <text:p text:style-name="P1">num_a + chr_base</text:p>
          <draw:enhanced-geometry svg:viewBox="0 0 21600 21600" draw:type="rectangle" draw:enhanced-path="M 0 0 L 21600 0 21600 21600 0 21600 0 0 Z N"/>
        </draw:custom-shape>
        <draw:connector draw:style-name="gr51" draw:text-style-name="P3" draw:layer="controls" draw:type="line" svg:x1="10.951cm" svg:y1="6cm" svg:x2="10.95cm" svg:y2="7.05cm" draw:start-shape="id37" draw:start-glue-point="8" draw:end-shape="id38" draw:end-glue-point="0" svg:d="M10951 6000l-1 1050" svg:viewBox="0 0 2 1051">
          <text:p/>
        </draw:connector>
        <draw:custom-shape draw:style-name="gr64" draw:text-style-name="P5" xml:id="id38" draw:id="id38" draw:layer="layout" svg:width="4.75cm" svg:height="0.95cm" svg:x="8.575cm" svg:y="7.05cm">
          <text:p text:style-name="P4">chr_base = 96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3" draw:layer="layout" draw:type="line" svg:x1="10.95cm" svg:y1="8cm" svg:x2="10.95cm" svg:y2="9cm" draw:start-shape="id38" draw:start-glue-point="2" draw:end-shape="id39" svg:d="M10950 8000v1000" svg:viewBox="0 0 1 1001">
          <text:p/>
        </draw:connector>
        <draw:custom-shape draw:style-name="gr66" draw:text-style-name="P8" xml:id="id40" draw:id="id40" draw:layer="layout" svg:width="9.75cm" svg:height="2cm" svg:x="6.05cm" svg:y="13.25cm">
          <text:p text:style-name="P6">0 &lt; num_a &lt;2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41" draw:id="id41" draw:layer="controls" svg:width="8cm" svg:height="2.25cm" svg:x="1.55cm" svg:y="15.8cm">
          <text:p text:style-name="P1">Вывод:</text:p>
          <text:p text:style-name="P4">Неправильный ввод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7" draw:text-style-name="P3" draw:layer="layout" draw:type="line" svg:x1="10.95cm" svg:y1="12cm" svg:x2="10.925cm" svg:y2="13.25cm" draw:start-shape="id39" draw:start-glue-point="2" draw:end-shape="id40" draw:end-glue-point="4" svg:d="M10950 12000l-25 1250" svg:viewBox="0 0 26 1251">
          <text:p/>
        </draw:connector>
        <draw:connector draw:style-name="gr68" draw:text-style-name="P3" draw:layer="layout" svg:x1="6.05cm" svg:y1="14.25cm" svg:x2="5.55cm" svg:y2="15.8cm" draw:start-shape="id40" draw:start-glue-point="5" draw:end-shape="id41" draw:end-glue-point="5" svg:d="M6050 14250h-500v1550" svg:viewBox="0 0 501 1551">
          <text:p/>
        </draw:connector>
        <draw:connector draw:style-name="gr69" draw:text-style-name="P3" draw:layer="layout" svg:x1="15.8cm" svg:y1="14.25cm" svg:x2="16.475cm" svg:y2="16.1cm" draw:start-shape="id40" draw:start-glue-point="7" draw:end-shape="id42" draw:end-glue-point="5" svg:d="M15800 14250h675v1850" svg:viewBox="0 0 676 1851">
          <text:p/>
        </draw:connector>
        <draw:connector draw:style-name="gr70" draw:text-style-name="P3" draw:layer="layout" svg:x1="5.55cm" svg:y1="18.05cm" svg:x2="10.95cm" svg:y2="19.6cm" draw:start-shape="id41" draw:start-glue-point="8" draw:end-shape="id43" draw:end-glue-point="4" svg:d="M5550 18050v776h5400v774" svg:viewBox="0 0 5401 1551">
          <text:p/>
        </draw:connector>
        <draw:connector draw:style-name="gr71" draw:text-style-name="P3" draw:layer="layout" svg:x1="16.475cm" svg:y1="18.05cm" svg:x2="10.95cm" svg:y2="19.6cm" draw:start-shape="id42" draw:start-glue-point="8" draw:end-shape="id43" draw:end-glue-point="4" svg:d="M16475 18050v776h-5525v774" svg:viewBox="0 0 5526 1551">
          <text:p/>
        </draw:connector>
        <draw:frame draw:style-name="gr72" draw:text-style-name="P9" draw:layer="layout" svg:width="1.476cm" svg:height="1.212cm" svg:x="6.5cm" svg:y="12.75cm">
          <draw:text-box>
            <text:p>нет</text:p>
          </draw:text-box>
        </draw:frame>
        <draw:frame draw:style-name="gr54" draw:text-style-name="P9" draw:layer="layout" svg:width="1.226cm" svg:height="0.962cm" svg:x="14.024cm" svg:y="12.75cm">
          <draw:text-box>
            <text:p>да</text:p>
          </draw:text-box>
        </draw:frame>
      </draw:page>
      <draw:page draw:name="page6" draw:style-name="dp1" draw:master-page-name="Default">
        <draw:custom-shape draw:style-name="gr23" draw:text-style-name="P2" xml:id="id46" draw:id="id46" draw:layer="controls" svg:width="4.125cm" svg:height="1.5cm" svg:x="9.938cm" svg:y="1.1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xml:id="id47" draw:id="id47" draw:layer="controls" svg:width="5.25cm" svg:height="2cm" svg:x="9.375cm" svg:y="3.65cm">
          <text:p text:style-name="P1">Ввод</text:p>
          <text:p text:style-name="P1">a, b, 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4" draw:text-style-name="P2" xml:id="id44" draw:id="id44" draw:layer="controls" svg:width="7.95cm" svg:height="4.25cm" svg:x="8cm" svg:y="6.25cm">
          <text:p text:style-name="P1">(a + b &gt; c &amp;</text:p>
          <text:p text:style-name="P4">a + c &gt; b &amp; b + c &gt; a)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2cm" svg:height="1cm" svg:x="16.1cm" svg:y="6.15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7.418cm" svg:y="6.15cm">
          <draw:text-box>
            <text:p text:style-name="P6">Нет</text:p>
          </draw:text-box>
        </draw:frame>
        <draw:custom-shape draw:style-name="gr44" draw:text-style-name="P2" xml:id="id48" draw:id="id48" draw:layer="controls" svg:width="8cm" svg:height="2.25cm" svg:x="11.75cm" svg:y="14.7cm">
          <text:p text:style-name="P1">Вывод:</text:p>
          <text:p text:style-name="P1">Треугольник разносторони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3" draw:layer="controls" svg:x1="15.95cm" svg:y1="8.375cm" svg:x2="8.5cm" svg:y2="12.95cm" draw:start-shape="id44" draw:start-glue-point="7" draw:end-shape="id45" draw:end-glue-point="4" svg:d="M15950 8375h502v3351h-7952v1224" svg:viewBox="0 0 7953 4576">
          <text:p/>
        </draw:connector>
        <draw:connector draw:style-name="gr16" draw:text-style-name="P3" draw:layer="controls" draw:type="line" svg:x1="12.001cm" svg:y1="2.65cm" svg:x2="12cm" svg:y2="3.65cm" draw:start-shape="id46" draw:start-glue-point="8" draw:end-shape="id47" draw:end-glue-point="5" svg:d="M12001 2650l-1 1000" svg:viewBox="0 0 2 1001">
          <text:p/>
        </draw:connector>
        <draw:custom-shape draw:style-name="gr31" draw:text-style-name="P2" xml:id="id50" draw:id="id50" draw:layer="controls" svg:width="3.75cm" svg:height="1.75cm" svg:x="8.5cm" svg:y="26.8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xml:id="id45" draw:id="id45" draw:layer="controls" svg:width="7.5cm" svg:height="2.4cm" svg:x="4.75cm" svg:y="12.95cm">
          <text:p text:style-name="P1">a != b != с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7" draw:layer="controls" svg:width="1.832cm" svg:height="0.962cm" svg:x="4.95cm" svg:y="12.538cm">
          <draw:text-box>
            <text:p text:style-name="P6">Нет</text:p>
          </draw:text-box>
        </draw:frame>
        <draw:frame draw:style-name="gr26" draw:text-style-name="P7" draw:layer="controls" svg:width="2cm" svg:height="1cm" svg:x="10.25cm" svg:y="15.95cm">
          <draw:text-box draw:corner-radius="6.5cm">
            <text:p text:style-name="P6">Да</text:p>
          </draw:text-box>
        </draw:frame>
        <draw:connector draw:style-name="gr29" draw:text-style-name="P3" draw:layer="controls" svg:x1="12.25cm" svg:y1="14.15cm" svg:x2="15.75cm" svg:y2="14.7cm" draw:start-shape="id45" draw:start-glue-point="7" draw:end-shape="id48" draw:end-glue-point="5" svg:d="M12250 14150h3500v550" svg:viewBox="0 0 3501 551">
          <text:p/>
        </draw:connector>
        <draw:connector draw:style-name="gr51" draw:text-style-name="P3" draw:layer="controls" draw:type="line" svg:x1="12cm" svg:y1="5.65cm" svg:x2="11.975cm" svg:y2="6.25cm" draw:start-shape="id47" draw:start-glue-point="8" draw:end-shape="id44" draw:end-glue-point="4" svg:d="M12000 5650l-25 600" svg:viewBox="0 0 26 601">
          <text:p/>
        </draw:connector>
        <draw:connector draw:style-name="gr29" draw:text-style-name="P3" draw:layer="controls" svg:x1="8cm" svg:y1="8.375cm" svg:x2="4.3cm" svg:y2="9.25cm" draw:start-shape="id44" draw:start-glue-point="5" draw:end-shape="id49" draw:end-glue-point="5" svg:d="M8000 8375h-3700v875" svg:viewBox="0 0 3701 876">
          <text:p/>
        </draw:connector>
        <draw:frame draw:style-name="gr26" draw:text-style-name="P7" draw:layer="controls" svg:width="2cm" svg:height="1cm" svg:x="10.3cm" svg:y="12.5cm">
          <draw:text-box draw:corner-radius="6.5cm">
            <text:p text:style-name="P6">Да</text:p>
          </draw:text-box>
        </draw:frame>
        <draw:custom-shape draw:style-name="gr76" draw:text-style-name="P2" xml:id="id49" draw:id="id49" draw:layer="controls" svg:width="6.6cm" svg:height="3.1cm" svg:x="1cm" svg:y="9.25cm">
          <text:p text:style-name="P1">Вывод:</text:p>
          <text:p text:style-name="P1">Треугольник не существует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7" draw:text-style-name="P3" draw:layer="controls" draw:line-skew="6.391cm" svg:x1="3.475cm" svg:y1="12.35cm" svg:x2="10.375cm" svg:y2="26.8cm" draw:start-shape="id49" draw:start-glue-point="7" draw:end-shape="id50" draw:end-glue-point="4" svg:d="M3475 12350v13617h6900v833" svg:viewBox="0 0 6901 14451">
          <text:p/>
        </draw:connector>
        <draw:connector draw:style-name="gr78" draw:text-style-name="P3" draw:layer="controls" draw:line-skew="4.124cm" svg:x1="15.75cm" svg:y1="16.95cm" svg:x2="10.375cm" svg:y2="26.8cm" draw:start-shape="id48" draw:start-glue-point="8" draw:end-shape="id50" draw:end-glue-point="4" svg:d="M15750 16950v9050h-5375v800" svg:viewBox="0 0 5376 9851">
          <text:p/>
        </draw:connector>
        <draw:connector draw:style-name="gr29" draw:text-style-name="P3" draw:layer="controls" svg:x1="4.75cm" svg:y1="14.15cm" svg:x2="8.7cm" svg:y2="16.75cm" draw:start-shape="id45" draw:start-glue-point="5" draw:end-shape="id51" draw:end-glue-point="4" svg:d="M4750 14150h-501v1901h4451v699" svg:viewBox="0 0 4452 2601">
          <text:p/>
        </draw:connector>
        <draw:custom-shape draw:style-name="gr75" draw:text-style-name="P2" xml:id="id51" draw:id="id51" draw:layer="controls" svg:width="7.5cm" svg:height="2.4cm" svg:x="4.95cm" svg:y="16.75cm">
          <text:p text:style-name="P1">a == b == с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3" draw:layer="controls" svg:x1="4.95cm" svg:y1="17.95cm" svg:x2="8.25cm" svg:y2="22.45cm" draw:start-shape="id51" draw:start-glue-point="5" draw:end-shape="id52" draw:end-glue-point="5" svg:d="M4950 17950h-501v2851h3801v1649" svg:viewBox="0 0 3802 4501">
          <text:p/>
        </draw:connector>
        <draw:custom-shape draw:style-name="gr79" draw:text-style-name="P2" xml:id="id52" draw:id="id52" draw:layer="controls" svg:width="9cm" svg:height="2.25cm" svg:x="3.75cm" svg:y="22.45cm">
          <text:p text:style-name="P1">Вывод:</text:p>
          <text:p text:style-name="P1">Треугольник равнобедренны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8" draw:text-style-name="P3" draw:layer="controls" draw:line-skew="0.049cm" svg:x1="8.25cm" svg:y1="24.7cm" svg:x2="10.375cm" svg:y2="26.7cm" draw:start-shape="id52" draw:start-glue-point="8" svg:d="M8250 24700v1300h2125v700" svg:viewBox="0 0 2126 2001">
          <text:p/>
        </draw:connector>
        <draw:frame draw:style-name="gr33" draw:text-style-name="P7" draw:layer="controls" svg:width="1.832cm" svg:height="0.962cm" svg:x="4.5cm" svg:y="16.45cm">
          <draw:text-box>
            <text:p text:style-name="P6">Нет</text:p>
          </draw:text-box>
        </draw:frame>
        <draw:connector draw:style-name="gr29" draw:text-style-name="P3" draw:layer="controls" svg:x1="12.45cm" svg:y1="17.95cm" svg:x2="13.25cm" svg:y2="19.2cm" draw:start-shape="id51" draw:start-glue-point="7" draw:end-shape="id53" draw:end-glue-point="5" svg:d="M12450 17950h800v1250" svg:viewBox="0 0 801 1251">
          <text:p/>
        </draw:connector>
        <draw:custom-shape draw:style-name="gr44" draw:text-style-name="P2" xml:id="id53" draw:id="id53" draw:layer="controls" svg:width="8cm" svg:height="2.25cm" svg:x="9.25cm" svg:y="19.2cm">
          <text:p text:style-name="P1">Вывод:</text:p>
          <text:p text:style-name="P1">Треугольник равносторони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8" draw:text-style-name="P3" draw:layer="controls" draw:line-skew="1.674cm" svg:x1="13.25cm" svg:y1="21.45cm" svg:x2="10.375cm" svg:y2="26.7cm" draw:start-shape="id53" draw:start-glue-point="8" svg:d="M13250 21450v4550h-2875v700" svg:viewBox="0 0 2876 5251">
          <text:p/>
        </draw:connector>
      </draw:page>
      <draw:page draw:name="page7" draw:style-name="dp1" draw:master-page-name="Default">
        <draw:custom-shape draw:style-name="gr23" draw:text-style-name="P2" xml:id="id56" draw:id="id56" draw:layer="controls" svg:width="4.125cm" svg:height="1.5cm" svg:x="8.738cm" svg:y="1.8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" xml:id="id57" draw:id="id57" draw:layer="controls" svg:width="5.5cm" svg:height="1.5cm" svg:x="8.05cm" svg:y="4cm">
          <text:p text:style-name="P1">Ввод</text:p>
          <text:p text:style-name="P1">num_y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2" xml:id="id54" draw:id="id54" draw:layer="controls" svg:width="6.85cm" svg:height="2.85cm" svg:x="7.4cm" svg:y="6.45cm">
          <text:p text:style-name="P1">num_y % 4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2cm" svg:height="1cm" svg:x="12.6cm" svg:y="5.85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7.6cm" svg:y="5.938cm">
          <draw:text-box>
            <text:p text:style-name="P6">Нет</text:p>
          </draw:text-box>
        </draw:frame>
        <draw:custom-shape draw:style-name="gr82" draw:text-style-name="P2" xml:id="id55" draw:id="id55" draw:layer="controls" svg:width="6.4cm" svg:height="2cm" svg:x="2.7cm" svg:y="17.5cm">
          <text:p text:style-name="P1">Вывод:</text:p>
          <text:p text:style-name="P1">Не високосны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3" draw:layer="controls" svg:x1="7.4cm" svg:y1="7.875cm" svg:x2="5.9cm" svg:y2="17.5cm" draw:start-shape="id54" draw:start-glue-point="5" draw:end-shape="id55" draw:end-glue-point="5" svg:d="M7400 7875h-1500v9625" svg:viewBox="0 0 1501 9626">
          <text:p/>
        </draw:connector>
        <draw:connector draw:style-name="gr16" draw:text-style-name="P3" draw:layer="controls" draw:type="line" svg:x1="10.801cm" svg:y1="3.35cm" svg:x2="10.8cm" svg:y2="4cm" draw:start-shape="id56" draw:start-glue-point="8" draw:end-shape="id57" draw:end-glue-point="5" svg:d="M10801 3350l-1 650" svg:viewBox="0 0 2 651">
          <text:p/>
        </draw:connector>
        <draw:custom-shape draw:style-name="gr31" draw:text-style-name="P2" xml:id="id58" draw:id="id58" draw:layer="controls" svg:width="3.75cm" svg:height="1.75cm" svg:x="9.375cm" svg:y="21.4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controls" svg:x1="5.9cm" svg:y1="19.5cm" svg:x2="11.25cm" svg:y2="21.4cm" draw:start-shape="id55" draw:start-glue-point="8" draw:end-shape="id58" draw:end-glue-point="4" svg:d="M5900 19500v951h5350v949" svg:viewBox="0 0 5351 1901">
          <text:p/>
        </draw:connector>
        <draw:connector draw:style-name="gr83" draw:text-style-name="P3" draw:layer="controls" draw:type="line" svg:x1="10.8cm" svg:y1="5.5cm" svg:x2="10.825cm" svg:y2="6.45cm" draw:start-shape="id57" draw:start-glue-point="8" draw:end-shape="id54" draw:end-glue-point="4" svg:d="M10800 5500l25 950" svg:viewBox="0 0 26 951">
          <text:p/>
        </draw:connector>
        <draw:custom-shape draw:style-name="gr84" draw:text-style-name="P2" xml:id="id61" draw:id="id61" draw:layer="controls" svg:width="7.25cm" svg:height="2.85cm" svg:x="7.25cm" svg:y="13.8cm">
          <text:p text:style-name="P4">num_y % 400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2cm" svg:height="1cm" svg:x="12.85cm" svg:y="13.4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7.15cm" svg:y="13.488cm">
          <draw:text-box>
            <text:p text:style-name="P6">Нет</text:p>
          </draw:text-box>
        </draw:frame>
        <draw:custom-shape draw:style-name="gr85" draw:text-style-name="P2" xml:id="id59" draw:id="id59" draw:layer="controls" svg:width="6.7cm" svg:height="2cm" svg:x="13.15cm" svg:y="17.45cm">
          <text:p text:style-name="P1">Вывод:</text:p>
          <text:p text:style-name="P1">Високосны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8" draw:text-style-name="P3" draw:layer="controls" svg:x1="16.5cm" svg:y1="19.45cm" svg:x2="11.25cm" svg:y2="21.4cm" draw:start-shape="id59" draw:start-glue-point="8" draw:end-shape="id58" draw:end-glue-point="4" svg:d="M16500 19450v976h-5250v974" svg:viewBox="0 0 5251 1951">
          <text:p/>
        </draw:connector>
        <draw:custom-shape draw:style-name="gr84" draw:text-style-name="P2" xml:id="id60" draw:id="id60" draw:layer="controls" svg:width="7.25cm" svg:height="2.85cm" svg:x="11.55cm" svg:y="10.1cm">
          <text:p text:style-name="P4">num_y % 100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7" draw:layer="controls" svg:width="2cm" svg:height="1cm" svg:x="16.95cm" svg:y="9.5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11.95cm" svg:y="9.588cm">
          <draw:text-box>
            <text:p text:style-name="P6">Нет</text:p>
          </draw:text-box>
        </draw:frame>
        <draw:connector draw:style-name="gr86" draw:text-style-name="P3" draw:layer="layout" svg:x1="14.25cm" svg:y1="7.875cm" svg:x2="15.175cm" svg:y2="10.1cm" draw:start-shape="id54" draw:start-glue-point="7" draw:end-shape="id60" draw:end-glue-point="4" svg:d="M14250 7875h925v2225" svg:viewBox="0 0 926 2226">
          <text:p/>
        </draw:connector>
        <draw:connector draw:style-name="gr87" draw:text-style-name="P3" draw:layer="layout" svg:x1="18.8cm" svg:y1="11.525cm" svg:x2="16.5cm" svg:y2="17.45cm" draw:start-shape="id60" draw:start-glue-point="7" draw:end-shape="id59" draw:end-glue-point="5" svg:d="M18800 11525h502v3676h-2802v2249" svg:viewBox="0 0 2803 5926">
          <text:p/>
        </draw:connector>
        <draw:connector draw:style-name="gr88" draw:text-style-name="P3" draw:layer="layout" svg:x1="11.55cm" svg:y1="11.525cm" svg:x2="10.875cm" svg:y2="13.8cm" draw:start-shape="id60" draw:start-glue-point="5" draw:end-shape="id61" draw:end-glue-point="4" svg:d="M11550 11525h-675v2275" svg:viewBox="0 0 676 2276">
          <text:p/>
        </draw:connector>
        <draw:connector draw:style-name="gr89" draw:text-style-name="P3" draw:layer="layout" svg:x1="14.5cm" svg:y1="15.225cm" svg:x2="16.5cm" svg:y2="17.45cm" draw:start-shape="id61" draw:start-glue-point="7" draw:end-shape="id59" draw:end-glue-point="5" svg:d="M14500 15225h2000v2225" svg:viewBox="0 0 2001 2226">
          <text:p/>
        </draw:connector>
        <draw:connector draw:style-name="gr90" draw:text-style-name="P3" draw:layer="layout" svg:x1="7.25cm" svg:y1="15.225cm" svg:x2="5.9cm" svg:y2="17.5cm" draw:start-shape="id61" draw:start-glue-point="5" draw:end-shape="id55" draw:end-glue-point="5" svg:d="M7250 15225h-1350v2275" svg:viewBox="0 0 1351 2276">
          <text:p/>
        </draw:connector>
      </draw:page>
      <draw:page draw:name="page8" draw:style-name="dp1" draw:master-page-name="Default">
        <draw:custom-shape draw:style-name="gr23" draw:text-style-name="P2" xml:id="id64" draw:id="id64" draw:layer="controls" svg:width="4.125cm" svg:height="1.5cm" svg:x="8.738cm" svg:y="1.8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" xml:id="id65" draw:id="id65" draw:layer="controls" svg:width="5.5cm" svg:height="1.5cm" svg:x="8.05cm" svg:y="4cm">
          <text:p text:style-name="P1">Ввод</text:p>
          <text:p text:style-name="P1">a, b, 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2" xml:id="id62" draw:id="id62" draw:layer="controls" svg:width="8.5cm" svg:height="2.9cm" svg:x="6.55cm" svg:y="6.45cm">
          <text:p text:style-name="P1"><text:span text:style-name="T1">(a&gt;b &amp; a&lt;c) |</text:span>(a&lt;b &amp; a&gt;c) 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6" draw:text-style-name="P7" draw:layer="controls" svg:width="2cm" svg:height="1cm" svg:x="12.6cm" svg:y="6.05cm">
          <draw:text-box draw:corner-radius="6.5cm">
            <text:p text:style-name="P6">Да</text:p>
          </draw:text-box>
        </draw:frame>
        <draw:frame draw:style-name="gr33" draw:text-style-name="P7" draw:layer="controls" svg:width="1.832cm" svg:height="0.962cm" svg:x="7.5cm" svg:y="6.038cm">
          <draw:text-box>
            <text:p text:style-name="P6">Нет</text:p>
          </draw:text-box>
        </draw:frame>
        <draw:custom-shape draw:style-name="gr82" draw:text-style-name="P2" xml:id="id67" draw:id="id67" draw:layer="controls" svg:width="6.4cm" svg:height="2cm" svg:x="7.3cm" svg:y="17.8cm">
          <text:p text:style-name="P1">Вывод:</text:p>
          <text:p text:style-name="P1">meidan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3" draw:layer="controls" svg:x1="6.55cm" svg:y1="7.9cm" svg:x2="10.95cm" svg:y2="10.8cm" draw:start-shape="id62" draw:start-glue-point="5" draw:end-shape="id63" draw:end-glue-point="4" svg:d="M6550 7900h-501v2176h4901v724" svg:viewBox="0 0 4902 2901">
          <text:p/>
        </draw:connector>
        <draw:connector draw:style-name="gr16" draw:text-style-name="P3" draw:layer="controls" draw:type="line" svg:x1="10.801cm" svg:y1="3.35cm" svg:x2="10.8cm" svg:y2="4cm" draw:start-shape="id64" draw:start-glue-point="8" draw:end-shape="id65" draw:end-glue-point="5" svg:d="M10801 3350l-1 650" svg:viewBox="0 0 2 651">
          <text:p/>
        </draw:connector>
        <draw:custom-shape draw:style-name="gr31" draw:text-style-name="P2" xml:id="id70" draw:id="id70" draw:layer="controls" svg:width="3.75cm" svg:height="1.75cm" svg:x="8.675cm" svg:y="2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controls" draw:line-skew="2cm" svg:x1="17.875cm" svg:y1="11.2cm" svg:x2="10.5cm" svg:y2="17.8cm" draw:start-shape="id66" draw:start-glue-point="2" draw:end-shape="id67" draw:end-glue-point="5" svg:d="M17875 11200v5300h-7375v1300" svg:viewBox="0 0 7376 6601">
          <text:p/>
        </draw:connector>
        <draw:connector draw:style-name="gr83" draw:text-style-name="P3" draw:layer="controls" draw:type="line" svg:x1="10.8cm" svg:y1="5.5cm" svg:x2="10.8cm" svg:y2="6.45cm" draw:start-shape="id65" draw:start-glue-point="8" draw:end-shape="id62" draw:end-glue-point="4" svg:d="M10800 5500v950" svg:viewBox="0 0 1 951">
          <text:p/>
        </draw:connector>
        <draw:connector draw:style-name="gr86" draw:text-style-name="P3" draw:layer="layout" svg:x1="15.05cm" svg:y1="7.9cm" svg:x2="17.875cm" svg:y2="9.95cm" draw:start-shape="id62" draw:start-glue-point="7" draw:end-shape="id66" draw:end-glue-point="0" svg:d="M15050 7900h2825v2050" svg:viewBox="0 0 2826 2051">
          <text:p/>
        </draw:connector>
        <draw:connector draw:style-name="gr90" draw:text-style-name="P3" draw:layer="layout" svg:x1="5.975cm" svg:y1="15.2cm" svg:x2="10.5cm" svg:y2="17.8cm" draw:start-shape="id68" draw:start-glue-point="2" draw:end-shape="id67" draw:end-glue-point="5" svg:d="M5975 15200v1300h4525v1300" svg:viewBox="0 0 4526 2601">
          <text:p/>
        </draw:connector>
        <draw:custom-shape draw:style-name="gr92" draw:text-style-name="P8" xml:id="id66" draw:id="id66" draw:layer="layout" svg:width="3.75cm" svg:height="1.25cm" svg:x="16cm" svg:y="9.95cm">
          <text:p text:style-name="P6">median = a</text:p>
          <draw:enhanced-geometry svg:viewBox="0 0 21600 21600" draw:type="rectangle" draw:enhanced-path="M 0 0 L 21600 0 21600 21600 0 21600 0 0 Z N"/>
        </draw:custom-shape>
        <draw:custom-shape draw:style-name="gr91" draw:text-style-name="P2" xml:id="id63" draw:id="id63" draw:layer="controls" svg:width="8.5cm" svg:height="2.9cm" svg:x="6.7cm" svg:y="10.8cm">
          <text:p text:style-name="P1"><text:span text:style-name="T1">(b&gt;a &amp; b&lt;c) |</text:span>(b&lt;a &amp; b&gt;c) 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33" draw:text-style-name="P7" draw:layer="controls" svg:width="1.832cm" svg:height="0.962cm" svg:x="7.05cm" svg:y="10.488cm">
          <draw:text-box>
            <text:p text:style-name="P6">Нет</text:p>
          </draw:text-box>
        </draw:frame>
        <draw:frame draw:style-name="gr26" draw:text-style-name="P7" draw:layer="controls" svg:width="2cm" svg:height="1cm" svg:x="12.7cm" svg:y="10.7cm">
          <draw:text-box draw:corner-radius="6.5cm">
            <text:p text:style-name="P6">Да</text:p>
          </draw:text-box>
        </draw:frame>
        <draw:connector draw:style-name="gr86" draw:text-style-name="P3" draw:layer="layout" svg:x1="15.2cm" svg:y1="12.25cm" svg:x2="15.425cm" svg:y2="13.9cm" draw:start-shape="id63" draw:start-glue-point="7" draw:end-shape="id69" draw:end-glue-point="0" svg:d="M15200 12250h225v1650" svg:viewBox="0 0 226 1651">
          <text:p/>
        </draw:connector>
        <draw:custom-shape draw:style-name="gr92" draw:text-style-name="P8" xml:id="id69" draw:id="id69" draw:layer="layout" svg:width="3.75cm" svg:height="1.25cm" svg:x="13.55cm" svg:y="13.9cm">
          <text:p text:style-name="P6">median = b</text:p>
          <draw:enhanced-geometry svg:viewBox="0 0 21600 21600" draw:type="rectangle" draw:enhanced-path="M 0 0 L 21600 0 21600 21600 0 21600 0 0 Z N"/>
        </draw:custom-shape>
        <draw:connector draw:style-name="gr86" draw:text-style-name="P3" draw:layer="layout" svg:x1="6.7cm" svg:y1="12.25cm" svg:x2="5.975cm" svg:y2="13.95cm" draw:start-shape="id63" draw:start-glue-point="5" draw:end-shape="id68" draw:end-glue-point="0" svg:d="M6700 12250h-725v1700" svg:viewBox="0 0 726 1701">
          <text:p/>
        </draw:connector>
        <draw:custom-shape draw:style-name="gr92" draw:text-style-name="P8" xml:id="id68" draw:id="id68" draw:layer="layout" svg:width="3.75cm" svg:height="1.25cm" svg:x="4.1cm" svg:y="13.95cm">
          <text:p text:style-name="P6">median = c</text:p>
          <draw:enhanced-geometry svg:viewBox="0 0 21600 21600" draw:type="rectangle" draw:enhanced-path="M 0 0 L 21600 0 21600 21600 0 21600 0 0 Z N"/>
        </draw:custom-shape>
        <draw:connector draw:style-name="gr93" draw:text-style-name="P3" draw:layer="layout" draw:line-skew="0.025cm" svg:x1="15.425cm" svg:y1="15.15cm" svg:x2="10.5cm" svg:y2="17.8cm" draw:start-shape="id69" draw:start-glue-point="2" draw:end-shape="id67" draw:end-glue-point="5" svg:d="M15425 15150v1350h-4925v1300" svg:viewBox="0 0 4926 2651">
          <text:p/>
        </draw:connector>
        <draw:connector draw:style-name="gr94" draw:text-style-name="P3" draw:layer="layout" draw:type="line" svg:x1="10.5cm" svg:y1="19.8cm" svg:x2="10.55cm" svg:y2="21cm" draw:start-shape="id67" draw:start-glue-point="8" draw:end-shape="id70" draw:end-glue-point="4" svg:d="M10500 19800l50 1200" svg:viewBox="0 0 51 1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41" draw:display-name="Arrowheads 4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17:02.271221118</meta:creation-date>
    <dc:date>2022-03-13T13:56:43.996175584</dc:date>
    <meta:editing-duration>PT2H31M17S</meta:editing-duration>
    <meta:editing-cycles>22</meta:editing-cycles>
    <meta:generator>LibreOffice/7.3.1.3$Linux_X86_64 LibreOffice_project/30$Build-3</meta:generator>
    <meta:document-statistic meta:object-count="174"/>
  </office:meta>
</office:document-meta>
</file>